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19" table:default-cell-style-name="ce2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number-columns-repeated="1020" table:default-cell-style-name="ce2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4" calcext:value-type="date">
            <text:p>2021-07-24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25" calcext:value-type="date">
            <text:p>2021-07-25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6" calcext:value-type="date">
            <text:p>2021-07-26</text:p>
          </table:table-cell>
          <table:table-cell table:style-name="ce4" table:number-columns-repeated="2"/>
          <table:table-cell table:style-name="ce4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7" calcext:value-type="date">
            <text:p>2021-07-2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7-28" calcext:value-type="date">
            <text:p>2021-07-2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7-29" calcext:value-type="date">
            <text:p>2021-07-2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7-30" calcext:value-type="date">
            <text:p>2021-07-30</text:p>
          </table:table-cell>
          <table:table-cell table:style-name="ce4" table:number-columns-repeated="2"/>
          <table:table-cell table:style-name="ce4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7-31" calcext:value-type="date">
            <text:p>2021-07-31</text:p>
          </table:table-cell>
          <table:table-cell table:style-name="ce4" office:value-type="float" office:value="124" calcext:value-type="float">
            <text:p>124</text:p>
          </table:table-cell>
          <table:table-cell table:style-name="ce4"/>
          <table:table-cell table:style-name="ce4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1" calcext:value-type="date">
            <text:p>2021-08-0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1-08-02" calcext:value-type="date">
            <text:p>2021-08-02</text:p>
          </table:table-cell>
          <table:table-cell table:style-name="ce4" office:value-type="float" office:value="155" calcext:value-type="float">
            <text:p>155</text:p>
          </table:table-cell>
          <table:table-cell table:style-name="ce4"/>
          <table:table-cell table:style-name="ce4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3" calcext:value-type="date">
            <text:p>2021-08-03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04" calcext:value-type="date">
            <text:p>2021-08-04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3" office:value-type="date" office:date-value="2021-08-05" calcext:value-type="date">
            <text:p>2021-08-05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06" calcext:value-type="date">
            <text:p>2021-08-06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7" calcext:value-type="date">
            <text:p>2021-08-07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08" calcext:value-type="date">
            <text:p>2021-08-08</text:p>
          </table:table-cell>
          <table:table-cell table:style-name="ce4" office:value-type="float" office:value="248" calcext:value-type="float">
            <text:p>248</text:p>
          </table:table-cell>
          <table:table-cell table:style-name="ce4"/>
          <table:table-cell table:style-name="ce4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9" calcext:value-type="date">
            <text:p>2021-08-09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0" calcext:value-type="date">
            <text:p>2021-08-10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11" calcext:value-type="date">
            <text:p>2021-08-11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2" calcext:value-type="date">
            <text:p>2021-08-1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13" calcext:value-type="date">
            <text:p>2021-08-13</text:p>
          </table:table-cell>
          <table:table-cell table:style-name="ce4" table:number-columns-repeated="2"/>
          <table:table-cell table:style-name="ce4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4" calcext:value-type="date">
            <text:p>2021-08-14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15" calcext:value-type="date">
            <text:p>2021-08-15</text:p>
          </table:table-cell>
          <table:table-cell table:style-name="ce4" table:number-columns-repeated="2"/>
          <table:table-cell table:style-name="ce4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16" calcext:value-type="date">
            <text:p>2021-08-16</text:p>
          </table:table-cell>
          <table:table-cell table:style-name="ce4" office:value-type="float" office:value="372" calcext:value-type="float">
            <text:p>372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8-17" calcext:value-type="date">
            <text:p>2021-08-17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18" calcext:value-type="date">
            <text:p>2021-08-18</text:p>
          </table:table-cell>
          <table:table-cell table:style-name="ce4" office:value-type="float" office:value="403" calcext:value-type="float">
            <text:p>403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3" office:value-type="date" office:date-value="2021-08-19" calcext:value-type="date">
            <text:p>2021-08-1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20" calcext:value-type="date">
            <text:p>2021-08-20</text:p>
          </table:table-cell>
          <table:table-cell table:style-name="ce4" office:value-type="float" office:value="434" calcext:value-type="float">
            <text:p>434</text:p>
          </table:table-cell>
          <table:table-cell table:style-name="ce4" table:number-columns-repeated="2"/>
          <table:table-cell table:number-columns-repeated="1020"/>
        </table:table-row>
        <table:table-row table:style-name="ro1">
          <table:table-cell table:style-name="ce14" office:value-type="date" office:date-value="2021-08-21" calcext:value-type="date">
            <text:p>2021-08-21</text:p>
          </table:table-cell>
          <table:table-cell table:style-name="ce15"/>
          <table:table-cell table:style-name="ce4"/>
          <table:table-cell table:style-name="ce4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4" office:value-type="date" office:date-value="2021-08-22" calcext:value-type="date">
            <text:p>2021-08-22</text:p>
          </table:table-cell>
          <table:table-cell table:style-name="ce15" office:value-type="float" office:value="465" calcext:value-type="float">
            <text:p>465</text:p>
          </table:table-cell>
          <table:table-cell table:style-name="ce15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23" calcext:value-type="date">
            <text:p>2021-08-23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24" calcext:value-type="date">
            <text:p>2021-08-24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25" calcext:value-type="date">
            <text:p>2021-08-25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26" calcext:value-type="date">
            <text:p>2021-08-26</text:p>
          </table:table-cell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27" calcext:value-type="date">
            <text:p>2021-08-27</text:p>
          </table:table-cell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14" office:value-type="date" office:date-value="2021-08-28" calcext:value-type="date">
            <text:p>2021-08-28</text:p>
          </table:table-cell>
          <table:table-cell table:style-name="ce15" office:value-type="float" office:value="558" calcext:value-type="float">
            <text:p>558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4" office:value-type="date" office:date-value="2021-08-29" calcext:value-type="date">
            <text:p>2021-08-29</text:p>
          </table:table-cell>
          <table:table-cell table:style-name="ce15" office:value-type="float" office:value="580" calcext:value-type="float">
            <text:p>580</text:p>
          </table:table-cell>
          <table:table-cell table:style-name="ce15"/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30" calcext:value-type="date">
            <text:p>2021-08-30</text:p>
          </table:table-cell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table:style-name="ce4"/>
          <table:table-cell table:number-columns-repeated="1020"/>
        </table:table-row>
        <table:table-row table:style-name="ro1">
          <table:table-cell table:style-name="ce13" office:value-type="date" office:date-value="2021-08-31" calcext:value-type="date">
            <text:p>2021-08-31</text:p>
          </table:table-cell>
          <table:table-cell office:value-type="float" office:value="605" calcext:value-type="float">
            <text:p>605</text:p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20:26:52.080999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08-15T16:24:07.664693725</dc:date>
    <meta:editing-duration>P7DT20H25M8S</meta:editing-duration>
    <meta:editing-cycles>73</meta:editing-cycles>
    <meta:document-statistic meta:table-count="3" meta:cell-count="229" meta:object-count="0"/>
  </office:meta>
</office:document-meta>
</file>